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Courier New"/>
    </style:style>
    <style:style style:name="T3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Courier New" fo:font-weight="normal" style:font-weight-asian="normal" style:font-weight-complex="normal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fo:font-weight="normal" style:font-size-asian="10.5pt" style:font-weight-asian="normal" style:font-size-complex="12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ackaging Overview</text:p>
      <text:p text:style-name="P6"/>
      <text:p text:style-name="P6">This documentation should hopefully give you a good overview on how to package the project source code into Windows and Mac binary distributions using the Python package setuptools. </text:p>
      <text:p text:style-name="P6"/>
      <text:p text:style-name="P1"><text:span text:style-name="T1">Before beginning, you must install setuptools on your development machine. <text:s/>Instructions for installing and downloading setuptools can be found at </text:span><text:a xlink:type="simple" xlink:href="http://pypi.python.org/pypi/setuptools"><text:span text:style-name="T1">http://pypi.python.org/pypi/setuptools</text:span></text:a><text:span text:style-name="T1">. If you are creating a Mac application, you will also need to install py2app which can be found at </text:span><text:a xlink:type="simple" xlink:href="http://svn.pythonmac.org/py2app/py2app/trunk/doc/index.html#installation"><text:span text:style-name="T1">http://svn.pythonmac.org/py2app/py2app/trunk/doc/index.html#installation</text:span></text:a><text:span text:style-name="T1">.</text:span></text:p>
      <text:p text:style-name="P1"><text:span text:style-name="T1"/></text:p>
      <text:p text:style-name="P3"><text:span text:style-name="T1">Getting the source</text:span></text:p>
      <text:p text:style-name="P6"/>
      <text:p text:style-name="P6">Before creating an installer or package, you must first download the source code in one of two ways: <text:s/></text:p>
      <text:list xml:id="list1608150968" text:style-name="L1">
        <text:list-item>
          <text:p text:style-name="P2"><text:span text:style-name="T1">You can download a compressed (zip or tar) copy by going to </text:span><text:a xlink:type="simple" xlink:href="http://github.com/devrkel/IPRStats"><text:span text:style-name="T1">http://github.com/devrkel/IPRStats</text:span></text:a><text:span text:style-name="T1"> and clicking on “Download Source.” <text:s/>Extract the contents of the compressed file to your working directory.</text:span></text:p>
        </text:list-item>
        <text:list-item>
          <text:p text:style-name="P2"><text:span text:style-name="T1">If you are familiar with Git and have Git installed, you can clone the repository by navigating to your working directory through the terminal and typing </text:span><text:span text:style-name="T2">git clone git://github.com/devrkel/IPRStats</text:span><text:span text:style-name="T1">.</text:span></text:p>
        </text:list-item>
      </text:list>
      <text:p text:style-name="P6"/>
      <text:p text:style-name="P5">Building a Windows installer</text:p>
      <text:p text:style-name="P5"><text:span text:style-name="T6"/></text:p>
      <text:p text:style-name="P5"><text:span text:style-name="T6">You should have installed setuptools and downloaded the source code at this point. <text:s/>Next, navigate to the root directory of the downloaded source code via command prompt. <text:s/>This folder is called “IPRStats” and should contain “setup.py” among other files.</text:span></text:p>
      <text:p text:style-name="P5"><text:span text:style-name="T6"/></text:p>
      <text:p text:style-name="P5"><text:span text:style-name="T6">From the IPRStats directory, type the following (one line):</text:span></text:p>
      <text:p text:style-name="P5"><text:span text:style-name="T3">python setup.py bdist_wininst –-install-script iprstats_postinstall.py –-user-access-control force</text:span></text:p>
      <text:p text:style-name="P7"><text:span text:style-name="T7">Note that you only need to type </text:span><text:span text:style-name="T4">python setup.py dbist_wininst</text:span><text:span text:style-name="T7"> to create the installer. <text:s/>The additional options install-script and user-access-control make it possible to add a menu shortcut. <text:s/>Otherwise, you can launch the application from C:\Python26\Scripts\iprs.pyw</text:span></text:p>
      <text:p text:style-name="P5"><text:span text:style-name="T6"/></text:p>
      <text:p text:style-name="P6">Once this script completes, it will have created several new folders. <text:s/>Inside the folder “dist” will be the newly created installer.</text:p>
      <text:p text:style-name="P6"/>
      <text:p text:style-name="P5">Building a Mac application</text:p>
      <text:p text:style-name="P6"/>
      <text:p text:style-name="P5"><text:span text:style-name="T6">You should have installed setuptools/py2app and downloaded the source code at this point. <text:s/>Next, navigate to the root directory of the downloaded source code via the terminal. <text:s/>This folder is called “IPRStats” and should contain “setup.py” among other files.</text:span></text:p>
      <text:p text:style-name="P5"><text:span text:style-name="T6"/></text:p>
      <text:p text:style-name="P5"><text:span text:style-name="T6">From the IPRStats directory, type the following:</text:span></text:p>
      <text:p text:style-name="P5"><text:span text:style-name="T6"><text:tab/></text:span><text:span text:style-name="T3">python setup.py py2app</text:span></text:p>
      <text:p text:style-name="P5"><text:span text:style-name="T3"/></text:p>
      <text:p text:style-name="P7"><text:span text:style-name="T7">Once this script completes, it will have created several new folders. <text:s/>Inside the folder “dist” will be the newly created application.</text:span></text:p>
      <text:p text:style-name="P7"><text:soft-page-break/><text:span text:style-name="T7"/></text:p>
      <text:p text:style-name="P7"><text:span text:style-name="T7">To package this application into a .dmg image, type something similar to the following in the terminal:</text:span></text:p>
      <text:p text:style-name="P8"><text:span text:style-name="T7">hdiutil -volname IPRStats -srcfolder path/to/folder/containing/app output/path/IPRStats.dm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yan Kelly</meta:initial-creator>
    <meta:creation-date>2010-07-21T10:32:54</meta:creation-date>
    <dc:date>2010-07-21T11:22:09</dc:date>
    <dc:creator>Ryan Kelly</dc:creator>
    <meta:editing-duration>PT00H18M44S</meta:editing-duration>
    <meta:editing-cycles>4</meta:editing-cycles>
    <meta:generator>OpenOffice.org/3.2$Unix OpenOffice.org_project/320m12$Build-9483</meta:generator>
    <meta:document-statistic meta:table-count="0" meta:image-count="0" meta:object-count="0" meta:page-count="2" meta:paragraph-count="20" meta:word-count="374" meta:character-count="2601"/>
  </office:meta>
</office:document-meta>
</file>